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98000001F88E710B9C397AD42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983cm" svg:height="9.854cm" svg:x="0.917cm" svg:y="0.724cm">
          <draw:image xlink:href="Pictures/1000020100000298000001F88E710B9C397AD42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10-28T17:41:23.909973699</dc:date>
    <meta:editing-duration>PT2M10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